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3c0e" officeooo:paragraph-rsid="000b3c0e"/>
    </style:style>
    <style:style style:name="P2" style:family="paragraph" style:parent-style-name="Standard">
      <style:text-properties officeooo:rsid="000bccf0" officeooo:paragraph-rsid="000bccf0"/>
    </style:style>
    <style:style style:name="P3" style:family="paragraph" style:parent-style-name="Standard">
      <style:text-properties officeooo:rsid="000df84d" officeooo:paragraph-rsid="000df84d"/>
    </style:style>
    <style:style style:name="P4" style:family="paragraph" style:parent-style-name="Standard">
      <style:text-properties officeooo:rsid="0010851b" officeooo:paragraph-rsid="0010851b"/>
    </style:style>
    <style:style style:name="P5" style:family="paragraph" style:parent-style-name="Standard">
      <style:text-properties officeooo:paragraph-rsid="0010851b"/>
    </style:style>
    <style:style style:name="P6" style:family="paragraph" style:parent-style-name="Standard">
      <style:text-properties officeooo:rsid="0013537e" officeooo:paragraph-rsid="0013537e"/>
    </style:style>
    <style:style style:name="T1" style:family="text">
      <style:text-properties officeooo:rsid="000df84d"/>
    </style:style>
    <style:style style:name="T2" style:family="text">
      <style:text-properties officeooo:rsid="0010851b"/>
    </style:style>
    <style:style style:name="T3" style:family="text">
      <style:text-properties fo:language="it" fo:country="IT"/>
    </style:style>
    <style:style style:name="T4" style:family="text">
      <style:text-properties fo:language="it" fo:country="IT" officeooo:rsid="001085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uppo : Antonio &amp; Chiara, 163027 &amp; 163538</text:p>
      <text:p text:style-name="P1"/>
      <text:p text:style-name="P1">Proposta : Progetto n°1</text:p>
      <text:p text:style-name="P1"/>
      <text:p text:style-name="P1">Descrizione :</text:p>
      <text:p text:style-name="P1"/>
      <text:p text:style-name="P1">L'applicazione OpenGL che abbiamo intenzione di implementare è un labirinto nel quale è presente un giocatore il cui obbiettivo è quello di trovare l'uscita, la quale è rappresentata da un cubo rotante.</text:p>
      <text:p text:style-name="P1">Il giocatore deve portare a termine l'obbiettivo entro un determinato limite di tempo, altrimenti il gioco termina con la morte del giocatore.</text:p>
      <text:p text:style-name="P1"/>
      <text:p text:style-name="P2">Caratteristiche :</text:p>
      <text:p text:style-name="P2"/>
      <text:p text:style-name="P2">L'applicazione verrà sviluppata con Glut (OpenGL Toolkit) .</text:p>
      <text:p text:style-name="P2"><text:span text:style-name="T1">Il labirinto sarà costruito in uno spazio 3D, quindi sarà composto da un pavimento e dalle mura. </text:span></text:p>
      <text:p text:style-name="P3">La visuale del giocatore sarà in prima persona (come nell' esercizio del FPS).</text:p>
      <text:p text:style-name="P5"><text:span text:style-name="T2">Il giocatore verrà posizionato in un punto casuale del labirinto, durante il percorso si potranno incontrare dei </text:span><text:bookmark text:name="firstHeading"/><text:span text:style-name="T3">Poltergeist , </text:span><text:span text:style-name="T4">il cui intendo è quello di attaccare e rallentare il giocatore.</text:span></text:p>
      <text:p text:style-name="P5"><text:span text:style-name="T4">L'arma con cui il giocatore si difenderà dagli attacchi dei </text:span><text:bookmark text:name="firstHeading1"/><text:span text:style-name="T3">Poltergeist </text:span><text:span text:style-name="T4">sarà un paio di occhiali spara laser , il cui unico difetto è un lungo periodo di ricarica.</text:span></text:p>
      <text:p text:style-name="P6"><text:span text:style-name="T3">Ovviamente sarà implementato un sistema di luci (Ambient e Spotted), e saranno applicate Textures a tutte le superfici dell'applicazione.</text:span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4:28:13.826162807</meta:creation-date>
    <dc:date>2015-05-18T15:47:23.787801346</dc:date>
    <meta:editing-duration>PT48M47S</meta:editing-duration>
    <meta:editing-cycles>5</meta:editing-cycles>
    <meta:generator>LibreOffice/4.2.8.2$Linux_x86 LibreOffice_project/420m0$Build-2</meta:generator>
    <meta:document-statistic meta:table-count="0" meta:image-count="0" meta:object-count="0" meta:page-count="2" meta:paragraph-count="12" meta:word-count="186" meta:character-count="1163" meta:non-whitespace-character-count="988"/>
  </office:meta>
</office:document-meta>
</file>